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48cm" fo:min-width="6.148cm"/>
    </style:style>
    <style:style style:name="gr2" style:family="graphic" style:parent-style-name="standard">
      <style:graphic-properties draw:textarea-horizontal-align="justify" draw:textarea-vertical-align="middle" draw:auto-grow-height="false" fo:min-height="1.448cm" fo:min-width="6.006cm"/>
    </style:style>
    <style:style style:name="gr3" style:family="graphic" style:parent-style-name="standard">
      <style:graphic-properties draw:textarea-horizontal-align="justify" draw:textarea-vertical-align="middle" draw:auto-grow-height="false" fo:min-height="1.85cm" fo:min-width="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.05cm" fo:min-width="8.2cm"/>
    </style:style>
    <style:style style:name="gr6" style:family="graphic" style:parent-style-name="standard">
      <style:graphic-properties draw:textarea-horizontal-align="justify" draw:textarea-vertical-align="middle" draw:auto-grow-height="false" fo:min-height="2.35cm" fo:min-width="2.45cm"/>
    </style:style>
    <style:style style:name="gr7" style:family="graphic" style:parent-style-name="standard">
      <style:graphic-properties draw:textarea-horizontal-align="justify" draw:textarea-vertical-align="middle" draw:auto-grow-height="false" fo:min-height="1.136cm" fo:min-width="5.8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9.4cm" svg:height="2.4cm" svg:x="5.7cm" svg:y="1.1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9.2cm" svg:height="2.4cm" svg:x="5.9cm" svg:y="26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8.5cm" svg:height="2.1cm" svg:x="6.2cm" svg:y="4.4cm">
          <text:p text:style-name="P1">Suma = 0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0.4cm" svg:y1="3.5cm" svg:x2="10.45cm" svg:y2="4.4cm" draw:start-shape="id1" draw:start-glue-point="8" draw:end-shape="id2" svg:d="M10400 3500l50 900" svg:viewBox="0 0 51 901">
          <text:p/>
        </draw:connector>
        <draw:custom-shape draw:style-name="gr5" draw:text-style-name="P1" xml:id="id3" draw:id="id3" draw:layer="layout" svg:width="8.7cm" svg:height="2.3cm" svg:x="6.1cm" svg:y="7.6cm">
          <text:p text:style-name="P1">i = 0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0.45cm" svg:y1="6.5cm" svg:x2="10.45cm" svg:y2="7.6cm" draw:start-shape="id2" draw:start-glue-point="2" draw:end-shape="id3" svg:d="M10450 6500v1100" svg:viewBox="0 0 1 1101">
          <text:p/>
        </draw:connector>
        <draw:custom-shape draw:style-name="gr6" draw:text-style-name="P1" xml:id="id4" draw:id="id4" draw:layer="layout" svg:width="5.9cm" svg:height="5.2cm" svg:x="7.5cm" svg:y="11.3cm">
          <text:p text:style-name="P1">i &lt; 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2" draw:layer="layout" draw:type="line" svg:x1="10.45cm" svg:y1="9.9cm" svg:x2="10.45cm" svg:y2="11.3cm" draw:start-shape="id3" draw:start-glue-point="2" draw:end-shape="id4" draw:end-glue-point="4" svg:d="M10450 9900v1400" svg:viewBox="0 0 1 1401">
          <text:p/>
        </draw:connector>
        <draw:custom-shape draw:style-name="gr7" draw:text-style-name="P1" draw:layer="layout" svg:width="10.1cm" svg:height="2.2cm" svg:x="5.5cm" svg:y="19.6cm">
          <text:p text:style-name="P1">Pobierz liczb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6T11:34:50.900918617</meta:creation-date>
    <dc:date>2019-11-07T12:35:32.859985088</dc:date>
    <meta:editing-duration>PT8M31S</meta:editing-duration>
    <meta:editing-cycles>3</meta:editing-cycles>
    <meta:generator>LibreOffice/6.0.7.3$Linux_X86_64 LibreOffice_project/00m0$Build-3</meta:generator>
    <meta:document-statistic meta:object-count="9"/>
  </office:meta>
</office:document-meta>
</file>